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1336" calcext:value-type="float">
            <text:p>137.1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5888" calcext:value-type="float">
            <text:p>137.0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7224" calcext:value-type="float">
            <text:p>137.0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5616" calcext:value-type="float">
            <text:p>137.1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4864" calcext:value-type="float">
            <text:p>137.2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552" calcext:value-type="float">
            <text:p>137.0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7432" calcext:value-type="float">
            <text:p>137.1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0832" calcext:value-type="float">
            <text:p>137.7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3336" calcext:value-type="float">
            <text:p>137.9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0416" calcext:value-type="float">
            <text:p>137.4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524" calcext:value-type="float">
            <text:p>137.1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572" calcext:value-type="float">
            <text:p>137.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8832" calcext:value-type="float">
            <text:p>136.9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776" calcext:value-type="float">
            <text:p>136.8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6704" calcext:value-type="float">
            <text:p>136.6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3656" calcext:value-type="float">
            <text:p>136.6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3488" calcext:value-type="float">
            <text:p>136.8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9584" calcext:value-type="float">
            <text:p>136.8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096" calcext:value-type="float">
            <text:p>137.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8536" calcext:value-type="float">
            <text:p>137.6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2064" calcext:value-type="float">
            <text:p>137.6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7032" calcext:value-type="float">
            <text:p>137.7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42752" calcext:value-type="float">
            <text:p>137.8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8264" calcext:value-type="float">
            <text:p>137.7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29976" calcext:value-type="float">
            <text:p>137.7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004" calcext:value-type="float">
            <text:p>137.4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3736" calcext:value-type="float">
            <text:p>137.3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764" calcext:value-type="float">
            <text:p>137.3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6304" calcext:value-type="float">
            <text:p>137.3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2232" calcext:value-type="float">
            <text:p>137.4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9328" calcext:value-type="float">
            <text:p>137.8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7848" calcext:value-type="float">
            <text:p>137.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6344" calcext:value-type="float">
            <text:p>137.6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8432" calcext:value-type="float">
            <text:p>137.5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0352" calcext:value-type="float">
            <text:p>137.6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2624" calcext:value-type="float">
            <text:p>138.3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964" calcext:value-type="float">
            <text:p>138.0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4984" calcext:value-type="float">
            <text:p>138.1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9704" calcext:value-type="float">
            <text:p>137.8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4728" calcext:value-type="float">
            <text:p>135.3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4664" calcext:value-type="float">
            <text:p>135.6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6688" calcext:value-type="float">
            <text:p>135.8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0568" calcext:value-type="float">
            <text:p>136.3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15576" calcext:value-type="float">
            <text:p>136.8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5032" calcext:value-type="float">
            <text:p>137.0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3992" calcext:value-type="float">
            <text:p>136.3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5912" calcext:value-type="float">
            <text:p>136.4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5968" calcext:value-type="float">
            <text:p>137.6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8736" calcext:value-type="float">
            <text:p>139.2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0232" calcext:value-type="float">
            <text:p>136.7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1888" calcext:value-type="float">
            <text:p>135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8152" calcext:value-type="float">
            <text:p>135.3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2808" calcext:value-type="float">
            <text:p>135.2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7944" calcext:value-type="float">
            <text:p>135.1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1096" calcext:value-type="float">
            <text:p>135.2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0136" calcext:value-type="float">
            <text:p>135.2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8904" calcext:value-type="float">
            <text:p>135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1136" calcext:value-type="float">
            <text:p>135.5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1952" calcext:value-type="float">
            <text:p>135.2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5312" calcext:value-type="float">
            <text:p>135.4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0824" calcext:value-type="float">
            <text:p>135.3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8256" calcext:value-type="float">
            <text:p>135.3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1408" calcext:value-type="float">
            <text:p>135.4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7608" calcext:value-type="float">
            <text:p>135.5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2408" calcext:value-type="float">
            <text:p>135.8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1696" calcext:value-type="float">
            <text:p>136.2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0944" calcext:value-type="float">
            <text:p>136.3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844" calcext:value-type="float">
            <text:p>136.1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9504" calcext:value-type="float">
            <text:p>136.2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8312" calcext:value-type="float">
            <text:p>136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4704" calcext:value-type="float">
            <text:p>135.9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2032" calcext:value-type="float">
            <text:p>135.8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2416" calcext:value-type="float">
            <text:p>134.3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3832" calcext:value-type="float">
            <text:p>135.0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0096" calcext:value-type="float">
            <text:p>134.8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5128" calcext:value-type="float">
            <text:p>134.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2352" calcext:value-type="float">
            <text:p>134.6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636" calcext:value-type="float">
            <text:p>134.7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9264" calcext:value-type="float">
            <text:p>134.3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7824" calcext:value-type="float">
            <text:p>134.2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6592" calcext:value-type="float">
            <text:p>134.2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5128" calcext:value-type="float">
            <text:p>134.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6672" calcext:value-type="float">
            <text:p>134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02016" calcext:value-type="float">
            <text:p>135.0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2664" calcext:value-type="float">
            <text:p>134.8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6904" calcext:value-type="float">
            <text:p>134.4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05064" calcext:value-type="float">
            <text:p>135.0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0552" calcext:value-type="float">
            <text:p>135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6792" calcext:value-type="float">
            <text:p>135.8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0112" calcext:value-type="float">
            <text:p>135.7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1216" calcext:value-type="float">
            <text:p>136.2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1008" calcext:value-type="float">
            <text:p>136.0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6688" calcext:value-type="float">
            <text:p>135.8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0872" calcext:value-type="float">
            <text:p>134.2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7928" calcext:value-type="float">
            <text:p>134.2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7448" calcext:value-type="float">
            <text:p>134.2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6656" calcext:value-type="float">
            <text:p>134.0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8624" calcext:value-type="float">
            <text:p>133.0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9752" calcext:value-type="float">
            <text:p>132.8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1784" calcext:value-type="float">
            <text:p>131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4464" calcext:value-type="float">
            <text:p>130.2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524" calcext:value-type="float">
            <text:p>129.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2256" calcext:value-type="float">
            <text:p>125.4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4992" calcext:value-type="float">
            <text:p>125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2024" calcext:value-type="float">
            <text:p>125.9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5352" calcext:value-type="float">
            <text:p>128.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5352" calcext:value-type="float">
            <text:p>128.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8464" calcext:value-type="float">
            <text:p>127.9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8272" calcext:value-type="float">
            <text:p>128.6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3936" calcext:value-type="float">
            <text:p>131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8608" calcext:value-type="float">
            <text:p>135.9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2368" calcext:value-type="float">
            <text:p>135.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7128" calcext:value-type="float">
            <text:p>135.5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7672" calcext:value-type="float">
            <text:p>135.2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308" calcext:value-type="float">
            <text:p>135.1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172" calcext:value-type="float">
            <text:p>135.6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1968" calcext:value-type="float">
            <text:p>136.1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6312" calcext:value-type="float">
            <text:p>135.8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7168" calcext:value-type="float">
            <text:p>135.8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172" calcext:value-type="float">
            <text:p>135.6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7128" calcext:value-type="float">
            <text:p>135.5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4664" calcext:value-type="float">
            <text:p>135.6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1656" calcext:value-type="float">
            <text:p>135.9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2928" calcext:value-type="float">
            <text:p>136.2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0864" calcext:value-type="float">
            <text:p>135.6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3536" calcext:value-type="float">
            <text:p>135.7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6792" calcext:value-type="float">
            <text:p>135.8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8336" calcext:value-type="float">
            <text:p>136.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5312" calcext:value-type="float">
            <text:p>135.4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5192" calcext:value-type="float">
            <text:p>134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444" calcext:value-type="float">
            <text:p>134.5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876" calcext:value-type="float">
            <text:p>134.8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9448" calcext:value-type="float">
            <text:p>135.0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1744" calcext:value-type="float">
            <text:p>135.1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3056" calcext:value-type="float">
            <text:p>135.7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036" calcext:value-type="float">
            <text:p>136.2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1864" calcext:value-type="float">
            <text:p>136.0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18" calcext:value-type="float">
            <text:p>136.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6248" calcext:value-type="float">
            <text:p>136.0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3368" calcext:value-type="float">
            <text:p>135.9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5808" calcext:value-type="float">
            <text:p>136.3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188" calcext:value-type="float">
            <text:p>136.9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4616" calcext:value-type="float">
            <text:p>136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0928" calcext:value-type="float">
            <text:p>135.4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0696" calcext:value-type="float">
            <text:p>135.8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8272" calcext:value-type="float">
            <text:p>136.2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5872" calcext:value-type="float">
            <text:p>136.1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1632" calcext:value-type="float">
            <text:p>136.5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1656" calcext:value-type="float">
            <text:p>135.9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276" calcext:value-type="float">
            <text:p>136.3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192" calcext:value-type="float">
            <text:p>137.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2464" calcext:value-type="float">
            <text:p>140.8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2512" calcext:value-type="float">
            <text:p>139.7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9672" calcext:value-type="float">
            <text:p>139.8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3744" calcext:value-type="float">
            <text:p>139.6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1264" calcext:value-type="float">
            <text:p>138.8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4496" calcext:value-type="float">
            <text:p>139.6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4704" calcext:value-type="float">
            <text:p>139.7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01448" calcext:value-type="float">
            <text:p>139.6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604" calcext:value-type="float">
            <text:p>139.7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9464" calcext:value-type="float">
            <text:p>139.7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7104" calcext:value-type="float">
            <text:p>139.8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9296" calcext:value-type="float">
            <text:p>139.9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1864" calcext:value-type="float">
            <text:p>139.8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0928" calcext:value-type="float">
            <text:p>139.2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2952" calcext:value-type="float">
            <text:p>139.4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2576" calcext:value-type="float">
            <text:p>139.4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6104" calcext:value-type="float">
            <text:p>139.5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7464" calcext:value-type="float">
            <text:p>138.9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4416" calcext:value-type="float">
            <text:p>138.9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61368" calcext:value-type="float">
            <text:p>138.9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1704" calcext:value-type="float">
            <text:p>138.6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396" calcext:value-type="float">
            <text:p>138.3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4168" calcext:value-type="float">
            <text:p>138.5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3688" calcext:value-type="float">
            <text:p>138.4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4024" calcext:value-type="float">
            <text:p>138.1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3376" calcext:value-type="float">
            <text:p>138.2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6424" calcext:value-type="float">
            <text:p>138.2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204" calcext:value-type="float">
            <text:p>138.2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1808" calcext:value-type="float">
            <text:p>138.6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1016" calcext:value-type="float">
            <text:p>138.4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8488" calcext:value-type="float">
            <text:p>138.7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0096" calcext:value-type="float">
            <text:p>138.6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31016" calcext:value-type="float">
            <text:p>138.4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2416" calcext:value-type="float">
            <text:p>138.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0456" calcext:value-type="float">
            <text:p>137.7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5824" calcext:value-type="float">
            <text:p>137.2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3048" calcext:value-type="float">
            <text:p>137.1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3904" calcext:value-type="float">
            <text:p>137.1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41712" calcext:value-type="float">
            <text:p>137.1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7536" calcext:value-type="float">
            <text:p>137.2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0856" calcext:value-type="float">
            <text:p>137.1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1776" calcext:value-type="float">
            <text:p>136.8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7872" calcext:value-type="float">
            <text:p>136.8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6664" calcext:value-type="float">
            <text:p>136.3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42" calcext:value-type="float">
            <text:p>136.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8336" calcext:value-type="float">
            <text:p>136.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416" calcext:value-type="float">
            <text:p>135.9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5328" calcext:value-type="float">
            <text:p>136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6624" calcext:value-type="float">
            <text:p>136.0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3376" calcext:value-type="float">
            <text:p>134.4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7784" calcext:value-type="float">
            <text:p>133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9752" calcext:value-type="float">
            <text:p>132.8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256" calcext:value-type="float">
            <text:p>130.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5296" calcext:value-type="float">
            <text:p>130.7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0288" calcext:value-type="float">
            <text:p>130.3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7912" calcext:value-type="float">
            <text:p>129.5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7584" calcext:value-type="float">
            <text:p>128.4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2992" calcext:value-type="float">
            <text:p>128.3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7168" calcext:value-type="float">
            <text:p>128.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7376" calcext:value-type="float">
            <text:p>128.3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892" calcext:value-type="float">
            <text:p>132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2704" calcext:value-type="float">
            <text:p>138.9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8112" calcext:value-type="float">
            <text:p>138.8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3248" calcext:value-type="float">
            <text:p>138.7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4864" calcext:value-type="float">
            <text:p>133.4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2672" calcext:value-type="float">
            <text:p>133.3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9352" calcext:value-type="float">
            <text:p>133.4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0352" calcext:value-type="float">
            <text:p>133.8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532" calcext:value-type="float">
            <text:p>134.0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3816" calcext:value-type="float">
            <text:p>134.1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9976" calcext:value-type="float">
            <text:p>133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012" calcext:value-type="float">
            <text:p>134.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0056" calcext:value-type="float">
            <text:p>134.5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9512" calcext:value-type="float">
            <text:p>134.7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156" calcext:value-type="float">
            <text:p>134.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61936" calcext:value-type="float">
            <text:p>134.3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1456" calcext:value-type="float">
            <text:p>134.3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9744" calcext:value-type="float">
            <text:p>134.3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5192" calcext:value-type="float">
            <text:p>134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2832" calcext:value-type="float">
            <text:p>134.6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972" calcext:value-type="float">
            <text:p>134.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6192" calcext:value-type="float">
            <text:p>134.8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1368" calcext:value-type="float">
            <text:p>135.1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6296" calcext:value-type="float">
            <text:p>134.9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2432" calcext:value-type="float">
            <text:p>135.2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0784" calcext:value-type="float">
            <text:p>135.0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592" calcext:value-type="float">
            <text:p>134.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7592" calcext:value-type="float">
            <text:p>134.6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2832" calcext:value-type="float">
            <text:p>134.6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8408" calcext:value-type="float">
            <text:p>134.3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3856" calcext:value-type="float">
            <text:p>134.4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3856" calcext:value-type="float">
            <text:p>134.4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9472" calcext:value-type="float">
            <text:p>134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864" calcext:value-type="float">
            <text:p>134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0744" calcext:value-type="float">
            <text:p>134.7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068" calcext:value-type="float">
            <text:p>134.9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9888" calcext:value-type="float">
            <text:p>134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4232" calcext:value-type="float">
            <text:p>134.4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152" calcext:value-type="float">
            <text:p>134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6968" calcext:value-type="float">
            <text:p>134.2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0016" calcext:value-type="float">
            <text:p>134.2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204" calcext:value-type="float">
            <text:p>134.4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0912" calcext:value-type="float">
            <text:p>134.5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4128" calcext:value-type="float">
            <text:p>134.3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8512" calcext:value-type="float">
            <text:p>134.3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9576" calcext:value-type="float">
            <text:p>134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248" calcext:value-type="float">
            <text:p>134.5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5296" calcext:value-type="float">
            <text:p>134.5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4376" calcext:value-type="float">
            <text:p>134.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2872" calcext:value-type="float">
            <text:p>134.9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3352" calcext:value-type="float">
            <text:p>135.0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656" calcext:value-type="float">
            <text:p>135.1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2056" calcext:value-type="float">
            <text:p>135.3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5248" calcext:value-type="float">
            <text:p>135.7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2976" calcext:value-type="float">
            <text:p>135.0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0512" calcext:value-type="float">
            <text:p>135.1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1032" calcext:value-type="float">
            <text:p>135.5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4704" calcext:value-type="float">
            <text:p>135.9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4312" calcext:value-type="float">
            <text:p>135.0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5" calcext:value-type="float">
            <text:p>135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9528" calcext:value-type="float">
            <text:p>135.6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5976" calcext:value-type="float">
            <text:p>136.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4664" calcext:value-type="float">
            <text:p>135.6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6728" calcext:value-type="float">
            <text:p>136.1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7096" calcext:value-type="float">
            <text:p>137.5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24336" calcext:value-type="float">
            <text:p>138.3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6888" calcext:value-type="float">
            <text:p>137.4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9128" calcext:value-type="float">
            <text:p>136.2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1328" calcext:value-type="float">
            <text:p>134.8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7336" calcext:value-type="float">
            <text:p>135.6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8648" calcext:value-type="float">
            <text:p>136.2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4032" calcext:value-type="float">
            <text:p>136.6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6448" calcext:value-type="float">
            <text:p>137.6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9272" calcext:value-type="float">
            <text:p>136.6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7128" calcext:value-type="float">
            <text:p>135.5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1448" calcext:value-type="float">
            <text:p>135.7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4992" calcext:value-type="float">
            <text:p>136.7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1696" calcext:value-type="float">
            <text:p>136.2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42" calcext:value-type="float">
            <text:p>136.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2152" calcext:value-type="float">
            <text:p>136.8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7888" calcext:value-type="float">
            <text:p>137.7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7184" calcext:value-type="float">
            <text:p>136.7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1592" calcext:value-type="float">
            <text:p>136.1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8312" calcext:value-type="float">
            <text:p>136.6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7768" calcext:value-type="float">
            <text:p>136.8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1792" calcext:value-type="float">
            <text:p>137.7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32696" calcext:value-type="float">
            <text:p>136.6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1136" calcext:value-type="float">
            <text:p>139.3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1352" calcext:value-type="float">
            <text:p>138.0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4584" calcext:value-type="float">
            <text:p>138.7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9288" calcext:value-type="float">
            <text:p>137.5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7624" calcext:value-type="float">
            <text:p>136.4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004" calcext:value-type="float">
            <text:p>137.4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0912" calcext:value-type="float">
            <text:p>138.3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7096" calcext:value-type="float">
            <text:p>137.5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8992" calcext:value-type="float">
            <text:p>138.2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1064" calcext:value-type="float">
            <text:p>137.2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6668" calcext:value-type="float">
            <text:p>137.2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8968" calcext:value-type="float">
            <text:p>138.8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6176" calcext:value-type="float">
            <text:p>137.8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1792" calcext:value-type="float">
            <text:p>137.7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2024" calcext:value-type="float">
            <text:p>137.3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7592" calcext:value-type="float">
            <text:p>138.4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548" calcext:value-type="float">
            <text:p>139.0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1272" calcext:value-type="float">
            <text:p>137.4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9416" calcext:value-type="float">
            <text:p>137.0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1264" calcext:value-type="float">
            <text:p>135.0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0472" calcext:value-type="float">
            <text:p>134.8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5416" calcext:value-type="float">
            <text:p>135.5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8928" calcext:value-type="float">
            <text:p>134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3376" calcext:value-type="float">
            <text:p>134.4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7824" calcext:value-type="float">
            <text:p>134.2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7776" calcext:value-type="float">
            <text:p>135.3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1288" calcext:value-type="float">
            <text:p>134.5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4336" calcext:value-type="float">
            <text:p>134.5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4648" calcext:value-type="float">
            <text:p>134.7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7536" calcext:value-type="float">
            <text:p>133.4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9416" calcext:value-type="float">
            <text:p>133.2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0128" calcext:value-type="float">
            <text:p>132.8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4408" calcext:value-type="float">
            <text:p>132.8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8104" calcext:value-type="float">
            <text:p>132.6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3848" calcext:value-type="float">
            <text:p>132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45" calcext:value-type="float">
            <text:p>131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4144" calcext:value-type="float">
            <text:p>131.4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2536" calcext:value-type="float">
            <text:p>131.5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8112" calcext:value-type="float">
            <text:p>131.1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5152" calcext:value-type="float">
            <text:p>130.3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6032" calcext:value-type="float">
            <text:p>129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3384" calcext:value-type="float">
            <text:p>129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7552" calcext:value-type="float">
            <text:p>130.5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4504" calcext:value-type="float">
            <text:p>130.5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0976" calcext:value-type="float">
            <text:p>130.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9216" calcext:value-type="float">
            <text:p>131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8256" calcext:value-type="float">
            <text:p>131.5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692" calcext:value-type="float">
            <text:p>131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2472" calcext:value-type="float">
            <text:p>131.7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0384" calcext:value-type="float">
            <text:p>131.8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7168" calcext:value-type="float">
            <text:p>132.0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6016" calcext:value-type="float">
            <text:p>132.7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1256" calcext:value-type="float">
            <text:p>132.7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4032" calcext:value-type="float">
            <text:p>132.8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5536" calcext:value-type="float">
            <text:p>132.6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8688" calcext:value-type="float">
            <text:p>132.7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1488" calcext:value-type="float">
            <text:p>132.3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6664" calcext:value-type="float">
            <text:p>132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4576" calcext:value-type="float">
            <text:p>132.6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2384" calcext:value-type="float">
            <text:p>132.6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7144" calcext:value-type="float">
            <text:p>132.5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3992" calcext:value-type="float">
            <text:p>132.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8168" calcext:value-type="float">
            <text:p>132.4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0568" calcext:value-type="float">
            <text:p>132.5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8752" calcext:value-type="float">
            <text:p>132.5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3136" calcext:value-type="float">
            <text:p>132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4976" calcext:value-type="float">
            <text:p>132.0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6312" calcext:value-type="float">
            <text:p>132.0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6" calcext:value-type="float">
            <text:p>131.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0112" calcext:value-type="float">
            <text:p>131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0696" calcext:value-type="float">
            <text:p>132.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324" calcext:value-type="float">
            <text:p>132.6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22" calcext:value-type="float">
            <text:p>135.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6808" calcext:value-type="float">
            <text:p>132.9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7264" calcext:value-type="float">
            <text:p>133.5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7872" calcext:value-type="float">
            <text:p>133.0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3256" calcext:value-type="float">
            <text:p>133.4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9664" calcext:value-type="float">
            <text:p>133.7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9752" calcext:value-type="float">
            <text:p>132.8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9568" calcext:value-type="float">
            <text:p>132.1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46" calcext:value-type="float">
            <text:p>132.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888" calcext:value-type="float">
            <text:p>132.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3656" calcext:value-type="float">
            <text:p>132.8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4056" calcext:value-type="float">
            <text:p>132.2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7584" calcext:value-type="float">
            <text:p>132.3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4056" calcext:value-type="float">
            <text:p>132.2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5432" calcext:value-type="float">
            <text:p>132.6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3824" calcext:value-type="float">
            <text:p>132.7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4824" calcext:value-type="float">
            <text:p>133.0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5032" calcext:value-type="float">
            <text:p>133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7144" calcext:value-type="float">
            <text:p>132.5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1088" calcext:value-type="float">
            <text:p>132.9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792" calcext:value-type="float">
            <text:p>131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3808" calcext:value-type="float">
            <text:p>131.8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9024" calcext:value-type="float">
            <text:p>132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132" calcext:value-type="float">
            <text:p>132.4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2216" calcext:value-type="float">
            <text:p>132.7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7312" calcext:value-type="float">
            <text:p>132.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4888" calcext:value-type="float">
            <text:p>132.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3776" calcext:value-type="float">
            <text:p>133.8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3248" calcext:value-type="float">
            <text:p>134.9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6056" calcext:value-type="float">
            <text:p>136.8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3032" calcext:value-type="float">
            <text:p>132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7688" calcext:value-type="float">
            <text:p>132.3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9336" calcext:value-type="float">
            <text:p>132.6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0128" calcext:value-type="float">
            <text:p>132.8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9456" calcext:value-type="float">
            <text:p>133.5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304" calcext:value-type="float">
            <text:p>133.8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5192" calcext:value-type="float">
            <text:p>134.5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6872" calcext:value-type="float">
            <text:p>128.8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29176" calcext:value-type="float">
            <text:p>131.3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8552" calcext:value-type="float">
            <text:p>130.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6968" calcext:value-type="float">
            <text:p>130.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9704" calcext:value-type="float">
            <text:p>130.2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7792" calcext:value-type="float">
            <text:p>128.6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8848" calcext:value-type="float">
            <text:p>126.4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7848" calcext:value-type="float">
            <text:p>126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38" calcext:value-type="float">
            <text:p>125.6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87328" calcext:value-type="float">
            <text:p>125.6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9856" calcext:value-type="float">
            <text:p>125.3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3784" calcext:value-type="float">
            <text:p>124.7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9776" calcext:value-type="float">
            <text:p>124.6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6728" calcext:value-type="float">
            <text:p>124.6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2784" calcext:value-type="float">
            <text:p>124.3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644" calcext:value-type="float">
            <text:p>123.9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696" calcext:value-type="float">
            <text:p>123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596" calcext:value-type="float">
            <text:p>123.8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5944" calcext:value-type="float">
            <text:p>122.9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192" calcext:value-type="float">
            <text:p>122.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604" calcext:value-type="float">
            <text:p>120.7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44512" calcext:value-type="float">
            <text:p>121.4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6712" calcext:value-type="float">
            <text:p>123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9784" calcext:value-type="float">
            <text:p>123.2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2088" calcext:value-type="float">
            <text:p>121.8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564" calcext:value-type="float">
            <text:p>121.3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6792" calcext:value-type="float">
            <text:p>120.6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3896" calcext:value-type="float">
            <text:p>119.5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4552" calcext:value-type="float">
            <text:p>117.9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084" calcext:value-type="float">
            <text:p>117.2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9136" calcext:value-type="float">
            <text:p>115.7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2" calcext:value-type="float">
            <text:p>115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248" calcext:value-type="float">
            <text:p>126.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9784" calcext:value-type="float">
            <text:p>127.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288" calcext:value-type="float">
            <text:p>114.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424" calcext:value-type="float">
            <text:p>113.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24" calcext:value-type="float">
            <text:p>114.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3616" calcext:value-type="float">
            <text:p>117.3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6744" calcext:value-type="float">
            <text:p>117.9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3896" calcext:value-type="float">
            <text:p>119.5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2784" calcext:value-type="float">
            <text:p>120.5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6096" calcext:value-type="float">
            <text:p>125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2424" calcext:value-type="float">
            <text:p>125.3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2448" calcext:value-type="float">
            <text:p>124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8384" calcext:value-type="float">
            <text:p>123.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2312" calcext:value-type="float">
            <text:p>122.8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7768" calcext:value-type="float">
            <text:p>121.5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7288" calcext:value-type="float">
            <text:p>121.5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31152" calcext:value-type="float">
            <text:p>121.2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9568" calcext:value-type="float">
            <text:p>120.7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8608" calcext:value-type="float">
            <text:p>120.6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1736" calcext:value-type="float">
            <text:p>121.3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2064" calcext:value-type="float">
            <text:p>122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8512" calcext:value-type="float">
            <text:p>130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964" calcext:value-type="float">
            <text:p>130.4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1328" calcext:value-type="float">
            <text:p>131.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31184" calcext:value-type="float">
            <text:p>130.6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0472" calcext:value-type="float">
            <text:p>131.0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2664" calcext:value-type="float">
            <text:p>131.0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016" calcext:value-type="float">
            <text:p>130.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336" calcext:value-type="float">
            <text:p>131.0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9264" calcext:value-type="float">
            <text:p>130.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9824" calcext:value-type="float">
            <text:p>131.1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7512" calcext:value-type="float">
            <text:p>130.2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8472" calcext:value-type="float">
            <text:p>130.2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0872" calcext:value-type="float">
            <text:p>130.4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0872" calcext:value-type="float">
            <text:p>130.4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3672" calcext:value-type="float">
            <text:p>129.9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144" calcext:value-type="float">
            <text:p>129.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24" calcext:value-type="float">
            <text:p>129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864" calcext:value-type="float">
            <text:p>130.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4488" calcext:value-type="float">
            <text:p>129.6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7848" calcext:value-type="float">
            <text:p>129.8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9288" calcext:value-type="float">
            <text:p>129.9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6888" calcext:value-type="float">
            <text:p>129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0248" calcext:value-type="float">
            <text:p>130.0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8976" calcext:value-type="float">
            <text:p>129.7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4256" calcext:value-type="float">
            <text:p>130.0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4256" calcext:value-type="float">
            <text:p>130.0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7136" calcext:value-type="float">
            <text:p>130.2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3376" calcext:value-type="float">
            <text:p>130.6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5776" calcext:value-type="float">
            <text:p>130.7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1224" calcext:value-type="float">
            <text:p>130.9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5944" calcext:value-type="float">
            <text:p>130.6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2104" calcext:value-type="float">
            <text:p>130.3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9224" calcext:value-type="float">
            <text:p>130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4904" calcext:value-type="float">
            <text:p>129.9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4904" calcext:value-type="float">
            <text:p>129.9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5384" calcext:value-type="float">
            <text:p>129.9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5152" calcext:value-type="float">
            <text:p>130.3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5552" calcext:value-type="float">
            <text:p>129.7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476" calcext:value-type="float">
            <text:p>129.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236" calcext:value-type="float">
            <text:p>129.3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284" calcext:value-type="float">
            <text:p>129.4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332" calcext:value-type="float">
            <text:p>129.4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38" calcext:value-type="float">
            <text:p>129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476" calcext:value-type="float">
            <text:p>129.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7808" calcext:value-type="float">
            <text:p>129.5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9728" calcext:value-type="float">
            <text:p>129.6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63088" calcext:value-type="float">
            <text:p>129.8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6288" calcext:value-type="float">
            <text:p>128.7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6288" calcext:value-type="float">
            <text:p>128.7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0776" calcext:value-type="float">
            <text:p>128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0776" calcext:value-type="float">
            <text:p>128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2216" calcext:value-type="float">
            <text:p>128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2216" calcext:value-type="float">
            <text:p>128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0296" calcext:value-type="float">
            <text:p>128.8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9984" calcext:value-type="float">
            <text:p>128.6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4304" calcext:value-type="float">
            <text:p>128.9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7184" calcext:value-type="float">
            <text:p>129.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8144" calcext:value-type="float">
            <text:p>129.1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1192" calcext:value-type="float">
            <text:p>129.1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0232" calcext:value-type="float">
            <text:p>129.1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1192" calcext:value-type="float">
            <text:p>129.1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2152" calcext:value-type="float">
            <text:p>129.2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624" calcext:value-type="float">
            <text:p>129.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904" calcext:value-type="float">
            <text:p>129.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432" calcext:value-type="float">
            <text:p>129.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576" calcext:value-type="float">
            <text:p>129.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056" calcext:value-type="float">
            <text:p>130.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476" calcext:value-type="float">
            <text:p>129.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7716" calcext:value-type="float">
            <text:p>129.6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6032" calcext:value-type="float">
            <text:p>129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1712" calcext:value-type="float">
            <text:p>129.5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2504" calcext:value-type="float">
            <text:p>129.7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6344" calcext:value-type="float">
            <text:p>130.0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9624" calcext:value-type="float">
            <text:p>129.5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2336" calcext:value-type="float">
            <text:p>129.9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5848" calcext:value-type="float">
            <text:p>129.0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19832" calcext:value-type="float">
            <text:p>129.7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6304" calcext:value-type="float">
            <text:p>129.6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1024" calcext:value-type="float">
            <text:p>129.3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9416" calcext:value-type="float">
            <text:p>129.4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1336" calcext:value-type="float">
            <text:p>129.5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9808" calcext:value-type="float">
            <text:p>130.2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5408" calcext:value-type="float">
            <text:p>129.3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3632" calcext:value-type="float">
            <text:p>129.6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3232" calcext:value-type="float">
            <text:p>130.2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8744" calcext:value-type="float">
            <text:p>130.1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5864" calcext:value-type="float">
            <text:p>129.9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9624" calcext:value-type="float">
            <text:p>129.5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0416" calcext:value-type="float">
            <text:p>129.8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8016" calcext:value-type="float">
            <text:p>129.6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0168" calcext:value-type="float">
            <text:p>129.3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6808" calcext:value-type="float">
            <text:p>129.1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1672" calcext:value-type="float">
            <text:p>129.2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3112" calcext:value-type="float">
            <text:p>129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9104" calcext:value-type="float">
            <text:p>129.2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8624" calcext:value-type="float">
            <text:p>129.1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9336" calcext:value-type="float">
            <text:p>128.7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0608" calcext:value-type="float">
            <text:p>129.0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612" calcext:value-type="float">
            <text:p>128.9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2852" calcext:value-type="float">
            <text:p>129.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564" calcext:value-type="float">
            <text:p>128.9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9312" calcext:value-type="float">
            <text:p>129.3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2112" calcext:value-type="float">
            <text:p>128.9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6264" calcext:value-type="float">
            <text:p>129.3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3696" calcext:value-type="float">
            <text:p>129.3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6576" calcext:value-type="float">
            <text:p>129.5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4968" calcext:value-type="float">
            <text:p>129.6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576" calcext:value-type="float">
            <text:p>129.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088" calcext:value-type="float">
            <text:p>128.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768" calcext:value-type="float">
            <text:p>130.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104" calcext:value-type="float">
            <text:p>130.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8384" calcext:value-type="float">
            <text:p>129.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512" calcext:value-type="float">
            <text:p>128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704" calcext:value-type="float">
            <text:p>128.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992" calcext:value-type="float">
            <text:p>128.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792" calcext:value-type="float">
            <text:p>128.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072" calcext:value-type="float">
            <text:p>127.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264" calcext:value-type="float">
            <text:p>127.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856" calcext:value-type="float">
            <text:p>125.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876" calcext:value-type="float">
            <text:p>129.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3384" calcext:value-type="float">
            <text:p>110.1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5424" calcext:value-type="float">
            <text:p>126.4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8944" calcext:value-type="float">
            <text:p>124.1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2448" calcext:value-type="float">
            <text:p>124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8864" calcext:value-type="float">
            <text:p>123.4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5864" calcext:value-type="float">
            <text:p>99.4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4424" calcext:value-type="float">
            <text:p>95.5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0304" calcext:value-type="float">
            <text:p>93.1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4328" calcext:value-type="float">
            <text:p>90.2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0712" calcext:value-type="float">
            <text:p>83.4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7272" calcext:value-type="float">
            <text:p>82.5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4064" calcext:value-type="float">
            <text:p>81.2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5144" calcext:value-type="float">
            <text:p>112.7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4407</text:p>
          </table:table-cell>
          <table:table-cell office:value-type="string" calcext:value-type="string">
            <text:p>Comal Smithson Valley recorder</text:p>
          </table:table-cell>
          <table:table-cell office:value-type="string" calcext:value-type="string">
            <text:p>198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38" meta:object-count="0"/>
    <meta:user-defined meta:name="AppVersion">3.0</meta:user-defined>
  </office:meta>
</office:document-meta>
</file>